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note">
      <style:paragraph-properties fo:line-height="150%"/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in" style:auto-text-indent="tru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in" style:auto-text-indent="true"/>
      <style:text-properties fo:font-size="14pt" fo:language="uk" fo:country="UA" style:font-size-asian="14pt" style:font-size-complex="14pt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in" style:auto-text-indent="true"/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in" style:auto-text-indent="true"/>
      <style:text-properties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in" style:auto-text-indent="tru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0in" fo:line-height="150%" fo:text-indent="0in" style:auto-text-indent="true"/>
      <style:text-properties fo:font-size="14pt" style:font-size-asian="14pt" style:font-size-complex="14pt"/>
    </style:style>
    <style:style style:name="P9" style:family="paragraph" style:parent-style-name="Standard" style:list-style-name="L1">
      <style:paragraph-properties fo:margin-left="0in" fo:margin-right="0in" fo:line-height="150%" fo:text-align="justify" style:justify-single-word="false" fo:text-indent="0in" style:auto-text-indent="true"/>
      <style:text-properties fo:font-size="14pt" style:font-size-asian="14pt" style:font-size-complex="14pt"/>
    </style:style>
    <style:style style:name="P10" style:family="paragraph" style:parent-style-name="Standard" style:list-style-name="L1">
      <style:paragraph-properties fo:margin-left="0in" fo:margin-right="0in" fo:line-height="150%" fo:text-indent="0in" style:auto-text-indent="tru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in" style:auto-text-indent="true"/>
    </style:style>
    <style:style style:name="P13" style:family="paragraph" style:parent-style-name="Standard" style:list-style-name="L2">
      <style:paragraph-properties fo:margin-left="0in" fo:margin-right="0in" fo:line-height="150%" fo:text-indent="0in" style:auto-text-indent="true"/>
    </style:style>
    <style:style style:name="P14" style:family="paragraph" style:parent-style-name="Footnote">
      <style:paragraph-properties fo:line-height="150%"/>
      <style:text-properties fo:font-size="10pt" fo:language="uk" fo:country="UA" fo:font-weight="normal" style:font-size-asian="10pt" style:font-weight-asian="normal" style:font-size-complex="10pt" style:font-weight-complex="normal"/>
    </style:style>
    <style:style style:name="P15" style:family="paragraph" style:parent-style-name="Footnote">
      <style:paragraph-properties fo:line-height="150%"/>
      <style:text-properties style:font-name="Times New Roman" fo:font-size="10pt" fo:language="uk" fo:country="UA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uk" fo:country="UA"/>
    </style:style>
    <style:style style:name="T4" style:family="text">
      <style:text-properties fo:language="uk" fo:country="UA" fo:font-weight="normal" style:font-weight-asian="normal" style:font-weight-complex="normal"/>
    </style:style>
    <style:style style:name="T5" style:family="text">
      <style:text-properties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text-transform="uppercase" style:font-name="Times New Roman" fo:language="uk" fo:country="UA" fo:font-weight="normal" style:font-weight-asian="normal" style:font-weight-complex="normal"/>
    </style:style>
    <style:style style:name="T8" style:family="text">
      <style:text-properties fo:text-transform="uppercase" style:font-name="Times New Roman" fo:language="ru" fo:country="RU" fo:font-weight="normal" style:font-weight-asian="normal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а, б, .., аа, бб, ... (ru)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Розділ <text:span text:style-name="T1">III</text:span></text:p>
      <text:p text:style-name="P3">Аналіз індивідуально-авторської лексики В. Стуса</text:p>
      <text:p text:style-name="P4"/>
      <text:p text:style-name="P5">Філологічна наука накопичила велику кількість теоретичного і фактичного матеріалу, що з певних позицій висвітлює питання неузуальних (оказіональних) одиниць. Проте, незважаючи на поширений характер цього явища, воно поки що не отримало різнобічного, адекватного йому визначення. У словниковій статті енциклопедії «Українська мова» подано досить вузьке визначення оказіоналізму, який кваліфікують як «незвичне, здебільшого експресивно забарвлене слово, утворене з порушенням законів словотворення чи норми мовної й існує лише в певному контексті, у якому воно виникло».<text:note text:id="ftn1" text:note-class="footnote"><text:note-citation>1</text:note-citation><text:note-body><text:p text:style-name="P14">Українська мова: Енциклопедія. – К.: Українська енциклопедія, 2000. – С. 400</text:p></text:note-body></text:note> Посилений інтерес вітчизняних і зарубіжних мовознавців до оказіонального матеріалу не означає повний, вичерпний його аналіз.</text:p>
      <text:p text:style-name="P5"><text:span text:style-name="T10">По-перше</text:span>, багато дослідників спирається на факти окремо взятого стилю (переважно художнього, рідше – публіцистичного).</text:p>
      <text:p text:style-name="P5"><text:span text:style-name="T10">По-друге</text:span>, категорію оказіональності обмежують передусім виявом на лексичному рівні.</text:p>
      <text:p text:style-name="P5"><text:span text:style-name="T10">По-третє</text:span>, увагу фокусують насамперед на словотвірному аспекті як механізмі утворення «одноразових» одиниць.</text:p>
      <text:p text:style-name="P5">Водночас оказіональні явища не варто ототожнювати з одноразовим використанням, як не слід обмежувати їх дослідження чи то компетенцією лексикології, чи то компетенцією словотворення. Вони демонструють складні взаємозв’язки різних царин мовознавчої науки, оскільки категорія оказіональності/узуальності може виявлятися на всіх рівнях мовної системи, засвідчуючи актуалізацію лексичних, семантичних, фраземних, морфологічних і синтаксичних потенцій. Такий підхід виводить проблему оказіоналізмів на якісно новий рівень і дає змогу розглядати її крізь призму теорії деривації (у широкому витлумаченні) та теорії дериваційних відношень.</text:p>
      <text:p text:style-name="P5"><text:soft-page-break/>Оказіональна деривація ілюструє те, що стабільність мовної системи є досить гнучкою і що «в чіткі наукові рамки не вдається поставити жодну живу мову. Можна сперечатися про принципи підходу до розв’язання цього питання, але не можна створити систему контролю над мовою, яка функціонувала б точно і безперебійно, як автоматичний електричний вимикач».<text:note text:id="ftn2" text:note-class="footnote"><text:note-citation>2</text:note-citation><text:note-body><text:p text:style-name="P14">Матезиус В. О необходимости стабильности литературного языка: Пер. с чешск. // Пражский лингвистический кружок / Под ред. Н. А. Кондрашова. – М.: Прогресс, 1967. – С. 392</text:p></text:note-body></text:note> Якщо такого «вимикача» немає, то закономірною є поява в системі мови нових елементів, що успішно пройшли стадію «узуалізації», якій передувала оказіональна деривація.<text:note text:id="ftn3" text:note-class="footnote"><text:note-citation>3</text:note-citation><text:note-body><text:p text:style-name="P15">Колоїз Ж. В. Українська оказіональна деривація: Монографія. — Київ: Акцент, 2007. — С. 8-9</text:p></text:note-body></text:note></text:p>
      <text:p text:style-name="P11"/>
      <text:p text:style-name="P5">Аналізуючи розділ <text:span text:style-name="T1">II, </text:span>де подається словник авторських новотворів письменника, ми робимо такі статистичні висновки:</text:p>
      <text:p text:style-name="P5"><text:span text:style-name="T10">Кількість словникових статтей</text:span>: 2<text:span text:style-name="T1">09</text:span>.</text:p>
      <text:p text:style-name="P5">На основі даних про частиномовну належність та спосіб словотворення ми створили такі діаграми:</text:p>
      <text:p text:style-name="P7"><draw:frame draw:style-name="fr1" draw:name="Объект2" text:anchor-type="paragraph" svg:width="6.2984in" svg:height="3.5429in" draw:z-index="1"><draw:object xlink:href="./Object 2" xlink:type="simple" xlink:show="embed" xlink:actuate="onLoad"/><draw:image xlink:href="./ObjectReplacements/Object 2" xlink:type="simple" xlink:show="embed" xlink:actuate="onLoad"/><svg:desc>диаграмма</svg:desc></draw:frame></text:p>
      <text:p text:style-name="P5"><draw:frame draw:style-name="fr1" draw:name="Объект1" text:anchor-type="paragraph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text:soft-page-break/>У словнику, який ми уклали найбільшуживаними частинами мови є:</text:p>
      <text:list xml:id="list164647881" text:style-name="L1">
        <text:list-item>
          <text:p text:style-name="P9"><text:span text:style-name="T4">Іменник (138): </text:span><text:span text:style-name="T3">біль-жадá</text:span><text:span text:style-name="T3">, чорновóддя.</text:span></text:p>
        </text:list-item>
        <text:list-item>
          <text:p text:style-name="P9"><text:span text:style-name="T4">Прикметник (46): </text:span><text:span text:style-name="T3">всебíдий, ясноджерéльний.</text:span></text:p>
        </text:list-item>
        <text:list-item>
          <text:p text:style-name="P9"><text:span text:style-name="T4">Прислівник (14): </text:span><text:span text:style-name="T3">всевіки, уводноряд.</text:span></text:p>
        </text:list-item>
        <text:list-item>
          <text:p text:style-name="P10"><text:span text:style-name="T3">Дієслово</text:span><text:span text:style-name="T7"> (9)</text:span><text:span text:style-name="T8">: </text:span><text:span text:style-name="T3">басамáнити, тонкоголóсити.</text:span></text:p>
        </text:list-item>
        <text:list-item>
          <text:p text:style-name="P9"><text:span text:style-name="T4">Дієприкметник (4): </text:span><text:span text:style-name="T3">вичамрілий, розбрáтаний.</text:span></text:p>
        </text:list-item>
        <text:list-item>
          <text:p text:style-name="P9"><text:span text:style-name="T4">Дієприслівник (1): </text:span><text:span text:style-name="T3">всенедочекáвшися</text:span><text:span text:style-name="T3">.</text:span></text:p>
        </text:list-item>
      </text:list>
      <text:p text:style-name="P5"/>
      <text:p text:style-name="P5">Автор найчастіше використовує такі способи словотворення:</text:p>
      <text:list xml:id="list59777276" text:style-name="L2">
        <text:list-item>
          <text:p text:style-name="P13">Основоскладання <text:span text:style-name="T2">(70): </text:span>всеглядно, цілосвíт.</text:p>
        </text:list-item>
        <text:list-item>
          <text:p text:style-name="P13">Зрощення <text:span text:style-name="T2">(59): </text:span>всебезóдня, усестрімкий.</text:p>
        </text:list-item>
        <text:list-item>
          <text:p text:style-name="P13">Префіксальний <text:span text:style-name="T2">(16): </text:span>нáкрик, притінь.</text:p>
        </text:list-item>
        <text:list-item>
          <text:p text:style-name="P13">Суфіксальний <text:span text:style-name="T2">(13): </text:span>всенищíвність, тремт.</text:p>
        </text:list-item>
        <text:list-item>
          <text:p text:style-name="P13">Словоскладання <text:span text:style-name="T2">(11): </text:span>біль-самотá, сто-морóзи.</text:p>
        </text:list-item>
        <text:list-item>
          <text:p text:style-name="P13">Суфіксально-префіксальний <text:span text:style-name="T2">(4): </text:span>овóгнений, розпелюстити.</text:p>
        </text:list-item>
        <text:list-item>
          <text:p text:style-name="P13">Флективний <text:span text:style-name="T2">(1): </text:span>втéки.</text:p>
        </text:list-item>
      </text:list>
      <text:p text:style-name="P8"/>
      <text:p text:style-name="P6">Поезія В. Стуса багата на неологізми, утворені поєднанням двох основ слів, часто здавалося б протилежних за значенням, які незвично звучать разом, але <text:soft-page-break/>виразно підкреслюють думки й почуття поета. Несподівані словосполучення, створені шляхом основоскладання і зрощення більш рельєфно передають задум митця, підкреслюють авторські асоціації, підсилюють гостроту думки, наприклад:</text:p>
      <text:p text:style-name="P8"><text:span text:style-name="T3">смертеіснувáння</text:span><text:span text:style-name="T3"> (п</text:span><text:span text:style-name="T3">охідне від </text:span><text:span text:style-name="T3">смерть</text:span><text:span text:style-name="T3"> і </text:span><text:span text:style-name="T3">існувáння</text:span><text:span text:style-name="T3">);</text:span></text:p>
      <text:p text:style-name="P8"><text:span text:style-name="T3">життєсмéрть</text:span><text:span text:style-name="T3"> (п</text:span><text:span text:style-name="T3">охідне від </text:span><text:span text:style-name="T3">життя</text:span><text:span text:style-name="T3"> і </text:span><text:span text:style-name="T3">смерть</text:span><text:span text:style-name="T3">);</text:span></text:p>
      <text:p text:style-name="P8"><text:span text:style-name="T3">всеóчі</text:span><text:span text:style-name="T3"> (п</text:span><text:span text:style-name="T3">охідне від </text:span><text:span text:style-name="T3">все</text:span><text:span text:style-name="T3"> і </text:span><text:span text:style-name="T3">óчі</text:span><text:span text:style-name="T3">);</text:span></text:p>
      <text:p text:style-name="P8"><text:span text:style-name="T3">наднéбо</text:span><text:span text:style-name="T3"> (п</text:span><text:span text:style-name="T3">охідне від </text:span><text:span text:style-name="T3">над</text:span><text:span text:style-name="T3"> і </text:span><text:span text:style-name="T3">нéбо</text:span><text:span text:style-name="T3">);</text:span></text:p>
      <text:p text:style-name="P8"><text:span text:style-name="T3">пажиття</text:span><text:span text:style-name="T3"> (п</text:span><text:span text:style-name="T3">охідне від </text:span><text:span text:style-name="T3">па</text:span><text:span text:style-name="T3">... (“подібний”) і </text:span><text:span text:style-name="T3">життя</text:span><text:span text:style-name="T3">);</text:span></text:p>
      <text:p text:style-name="P8"><text:span text:style-name="T3">півдуші</text:span><text:span text:style-name="T3"> (п</text:span><text:span text:style-name="T3">охідне від </text:span><text:span text:style-name="T3">пів</text:span><text:span text:style-name="T3"> і </text:span><text:span text:style-name="T3">душі</text:span><text:span text:style-name="T3">);</text:span></text:p>
      <text:p text:style-name="P8"><text:span text:style-name="T3">самоуникáння</text:span><text:span text:style-name="T3"> (п</text:span><text:span text:style-name="T3">охідне від </text:span><text:span text:style-name="T3">сáмо</text:span><text:span text:style-name="T3">... і </text:span><text:span text:style-name="T3">уникáння</text:span><text:span text:style-name="T3">);</text:span></text:p>
      <text:p text:style-name="P8"><text:span text:style-name="T3">стосиній</text:span><text:span text:style-name="T3"> (п</text:span><text:span text:style-name="T3">охідне від </text:span><text:span text:style-name="T3">сто</text:span><text:span text:style-name="T3"> і </text:span><text:span text:style-name="T3">синій</text:span><text:span text:style-name="T3">);</text:span></text:p>
      <text:p text:style-name="P8">усенестéрпний (похідне від усé і нестéрпний).</text:p>
      <text:p text:style-name="P12"><text:span text:style-name="T5">У творенні поетичних неологізмів активну роль беруть афікси, префіксоїди, продуктивними є композити.</text:span><text:span text:style-name="T6"><text:note text:id="ftn4" text:note-class="footnote"><text:note-citation>4</text:note-citation><text:note-body><text:p text:style-name="P2"><text:span text:style-name="T9">«</text:span><text:a xlink:type="simple" xlink:href="http://stus.kiev.ua/Slovnyk.files/Peredmova.zip"><text:span text:style-name="T9">Словник поетичної мови Василя Стуса» (Рідковживані слова та </text:span></text:a><text:a xlink:type="simple" xlink:href="http://stus.kiev.ua/Slovnyk.files/Peredmova.zip"><text:span text:style-name="T9">індивідуально-авторські </text:span></text:a><text:a xlink:type="simple" xlink:href="http://stus.kiev.ua/Slovnyk.files/Peredmova.zip"><text:span text:style-name="T9">новотвори). Укладач Л.В.Оліфіренко. Київ, Абрис, 2003 рік.</text:span></text:a></text:p></text:note-body></text:no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3-01-01T03:24:23.89</meta:creation-date>
    <dc:date>2012-04-14T20:54:39</dc:date>
    <meta:editing-duration>PT7H23M15S</meta:editing-duration>
    <meta:editing-cycles>49</meta:editing-cycles>
    <meta:generator>LibreOffice/3.4$Linux LibreOffice_project/340m1$Build-402</meta:generator>
    <meta:document-statistic meta:table-count="0" meta:image-count="0" meta:object-count="2" meta:page-count="4" meta:paragraph-count="42" meta:word-count="601" meta:character-count="4452" meta:non-whitespace-character-count="39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uk" number:country="UA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 chart:label-position="right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1.38cm" svg:y="4.2cm" style:legend-expansion="high" chart:style-name="ch2"/>
        <chart:plot-area chart:style-name="ch3" chart:data-source-has-labels="both" svg:x="0.769cm" svg:y="0.851cm" svg:width="9.973cm" svg:height="7.549cm">
          <chartooo:coordinate-region svg:x="5.624cm" svg:y="1.499cm" svg:width="4.931cm" svg:height="6.254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пособи словотворення</text:p>
              </table:table-cell>
            </table:table-row>
          </table:table-header-rows>
          <table:table-rows>
            <table:table-row>
              <table:table-cell office:value-type="string">
                <text:p>Флективний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Суфіксально-префіксальний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Словоскладання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Суфіксальний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Префіксальний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Зрощення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Основоскладання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uk" number:country="UA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1.645cm" svg:y="4.001cm" style:legend-expansion="high" chart:style-name="ch2"/>
        <chart:plot-area chart:style-name="ch3" chart:data-source-has-labels="both" svg:x="0.769cm" svg:y="0.851cm" svg:width="10.238cm" svg:height="7.549cm">
          <chartooo:coordinate-region svg:x="3.348cm" svg:y="0.851cm" svg:width="7.379cm" svg:height="6.90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ількість словникових статтей</text:p>
              </table:table-cell>
            </table:table-row>
          </table:table-header-rows>
          <table:table-rows>
            <table:table-row>
              <table:table-cell office:value-type="string">
                <text:p>Дієприслівник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Дієприкметник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Дієслово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Прислівник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Прикметник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Іменник</text:p>
              </table:table-cell>
              <table:table-cell office:value-type="float" office:value="138">
                <text:p>1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